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none" fo:border-right="none" style:vertical-align="middle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7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8pt" style:font-size-asian="8pt" style:font-size-complex="8pt" fo:font-style="italic" style:font-style-asian="italic" style:font-style-complex="italic" style:font-family-generic="roman"/>
    </style:style>
    <style:style style:name="ce8" style:family="table-cell" style:parent-style-name="Hyperlink" style:data-style-name="N0">
      <style:table-cell-properties style:vertical-align="middle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10" style:family="table-cell" style:parent-style-name="Default" style:data-style-name="N0">
      <style:table-cell-properties fo:border-top="2pt solid #000000" fo:border-bottom="none" fo:border-left="none" fo:border-right="none" style:vertical-align="middle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15" style:family="table-cell" style:parent-style-name="Default" style:data-style-name="N0">
      <style:table-cell-properties fo:border-top="2pt solid #000000" fo:border-bottom="none" fo:border-left="none" fo:border-right="none" style:vertical-align="middle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17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18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8pt" style:font-size-asian="8pt" style:font-size-complex="8pt" fo:font-style="italic" style:font-style-asian="italic" style:font-style-complex="italic" style:font-family-generic="roman"/>
    </style:style>
    <style:style style:name="ce19" style:family="table-cell" style:parent-style-name="Hyperlink" style:data-style-name="N0">
      <style:table-cell-properties style:vertical-align="middle"/>
      <style:text-properties fo:color="#0563C1" style:text-underline-style="solid" style:text-underline-type="single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1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Times New Roman" style:font-name-asian="Times New Roman" style:font-name-complex="Times New Roman" fo:font-size="8pt" style:font-size-asian="8pt" style:font-size-complex="8pt" fo:font-style="italic" style:font-style-asian="italic" style:font-style-complex="italic" style:font-family-generic="roman"/>
    </style:style>
    <style:style style:name="ce22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4" style:family="table-cell" style:parent-style-name="Default" style:data-style-name="N0">
      <style:table-cell-properties fo:border-top="2pt solid #000000" fo:border-bottom="none" fo:border-left="none" fo:border-right="none" style:vertical-align="middle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5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26" style:family="table-cell" style:parent-style-name="XLConnect.Header" style:data-style-name="N0">
      <style:table-cell-properties style:vertical-align="automatic" fo:wrap-option="wrap" fo:background-color="#C0C0C0" style:cell-protect="protected"/>
      <style:text-properties fo:color="#000000"/>
    </style:style>
    <style:style style:name="ce27" style:family="table-cell" style:parent-style-name="XLConnect.String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28" style:family="table-cell" style:parent-style-name="XLConnect.Numeric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29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31" style:family="table-cell" style:parent-style-name="XLConnect.Numeric" style:data-style-name="N2">
      <style:table-cell-properties style:vertical-align="automatic" fo:wrap-option="wrap" fo:background-color="transparent" style:cell-protect="protected"/>
      <style:text-properties fo:color="#000000"/>
    </style:style>
    <style:style style:name="ce32" style:family="table-cell" style:parent-style-name="Default" style:data-style-name="N0">
      <style:table-cell-properties fo:border-top="2pt solid #000000" fo:border-bottom="2pt solid #000000" fo:border-left="none" fo:border-right="none" style:vertical-align="middle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33" style:family="table-cell" style:parent-style-name="Default" style:data-style-name="N0">
      <style:table-cell-properties fo:border-top="2pt solid #000000" fo:border-bottom="2pt solid #000000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8pt" style:font-size-asian="8pt" style:font-size-complex="8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8pt" style:font-size-asian="8pt" style:font-size-complex="8pt" fo:font-style="italic" style:font-style-asian="italic" style:font-style-complex="italic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29166666666667cm"/>
    </style:style>
    <style:style style:name="co2" style:family="table-column">
      <style:table-column-properties fo:break-before="auto" style:column-width="3.65125cm"/>
    </style:style>
    <style:style style:name="co3" style:family="table-column">
      <style:table-column-properties fo:break-before="auto" style:column-width="7.064375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3.54541666666667cm"/>
    </style:style>
    <style:style style:name="co6" style:family="table-column">
      <style:table-column-properties fo:break-before="auto" style:column-width="2.72520833333333cm"/>
    </style:style>
    <style:style style:name="co7" style:family="table-column">
      <style:table-column-properties fo:break-before="auto" style:column-width="4.365625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3.2808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9">
            <text:p>Column1</text:p>
          </table:table-cell>
          <table:table-cell office:value-type="string" table:style-name="ce29">
            <text:p>Column2</text:p>
          </table:table-cell>
          <table:table-cell office:value-type="string" table:style-name="ce29">
            <text:p>Column3</text:p>
          </table:table-cell>
          <table:table-cell office:value-type="string" table:style-name="ce30">
            <text:p>Column4</text:p>
          </table:table-cell>
          <table:table-cell office:value-type="string" table:style-name="ce30">
            <text:p>Column5</text:p>
          </table:table-cell>
          <table:table-cell office:value-type="string" table:style-name="ce30">
            <text:p>Column6</text:p>
          </table:table-cell>
          <table:table-cell office:value-type="string" table:style-name="ce30">
            <text:p>Column7</text:p>
          </table:table-cell>
          <table:table-cell office:value-type="string" table:style-name="ce30">
            <text:p>Column8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Antimicrobial</text:p>
          </table:table-cell>
          <table:table-cell office:value-type="string" table:style-name="ce2">
            <text:p>Antimicrobial<text:s/></text:p>
          </table:table-cell>
          <table:table-cell office:value-type="string" table:style-name="ce2">
            <text:p>Resistance<text:s/></text:p>
          </table:table-cell>
          <table:table-cell office:value-type="string" table:style-name="ce4">
            <text:p>Kappa</text:p>
          </table:table-cell>
          <table:table-cell office:value-type="string" table:style-name="ce4">
            <text:p>Psi_min</text:p>
          </table:table-cell>
          <table:table-cell office:value-type="string" table:style-name="ce4">
            <text:p>psi_max</text:p>
          </table:table-cell>
          <table:table-cell office:value-type="string" table:style-name="ce4">
            <text:p>zMIC</text:p>
          </table:table-cell>
          <table:table-cell office:value-type="string" table:style-name="ce4">
            <text:p>MIC<text:s/>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Antimicrobial</text:p>
          </table:table-cell>
          <table:table-cell office:value-type="string" table:style-name="ce3">
            <text:p>Antibiotic class</text:p>
          </table:table-cell>
          <table:table-cell office:value-type="string" table:style-name="ce3">
            <text:p>determinants/genes</text:p>
          </table:table-cell>
          <table:table-cell table:number-columns-repeated="5" table:style-name="ce25"/>
          <table:table-cell table:number-columns-repeated="16376"/>
        </table:table-row>
        <table:table-row table:style-name="ro2">
          <table:table-cell office:value-type="string" table:style-name="ce24">
            <text:p>Azithromycin</text:p>
          </table:table-cell>
          <table:table-cell office:value-type="string" table:style-name="ce24">
            <text:p>Macrolide</text:p>
          </table:table-cell>
          <table:table-cell office:value-type="string" table:style-name="ce24">
            <text:p>23S rRNA,<text:s/><text:span text:style-name="T2">mtrR</text:span>,<text:s/><text:span text:style-name="T2">erm, …</text:span><text:s text:c="2"/></text:p>
          </table:table-cell>
          <table:table-cell office:value-type="string" table:style-name="ce23">
            <text:p>2.5<text:span text:style-name="T4">±</text:span>0.2</text:p>
          </table:table-cell>
          <table:table-cell office:value-type="float" office:value="0.19518412921370315" table:formula="of:=[.27:.27]" table:style-name="ce6">
            <text:p>0.195184129</text:p>
          </table:table-cell>
          <table:table-cell office:value-type="float" office:value="0.6" table:style-name="ce23">
            <text:p>0.6</text:p>
          </table:table-cell>
          <table:table-cell office:value-type="float" office:value="0.3" table:style-name="ce6">
            <text:p>0.3</text:p>
          </table:table-cell>
          <table:table-cell office:value-type="float" office:value="0.19" table:style-name="ce23">
            <text:p>0.19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Benzylpenicillin</text:p>
          </table:table-cell>
          <table:table-cell office:value-type="string" table:style-name="ce8">
            <text:p><text:a xlink:href="http://en.wikipedia.org/wiki/Beta-lactam_antibiotic">β-lactam<text:s/></text:a></text:p>
          </table:table-cell>
          <table:table-cell office:value-type="string" table:style-name="ce7">
            <text:p>penA, mtrR, penB, ponA, blaTem-135, blaTem-1</text:p>
          </table:table-cell>
          <table:table-cell office:value-type="string" table:style-name="ce6">
            <text:p>1.1±</text:p>
          </table:table-cell>
          <table:table-cell office:value-type="float" office:value="-2" table:style-name="ce6">
            <text:p>-2</text:p>
          </table:table-cell>
          <table:table-cell office:value-type="float" office:value="0.9" table:style-name="ce6">
            <text:p>0.9</text:p>
          </table:table-cell>
          <table:table-cell office:value-type="float" office:value="4.0000000000000001E-3" table:style-name="ce6">
            <text:p>0.004</text:p>
          </table:table-cell>
          <table:table-cell office:value-type="float" office:value="3.2000000000000001E-2" table:style-name="ce6">
            <text:p>0.032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Cefixime</text:p>
          </table:table-cell>
          <table:table-cell office:value-type="string" table:style-name="ce5">
            <text:p>β-lactam</text:p>
          </table:table-cell>
          <table:table-cell office:value-type="string" table:style-name="ce7">
            <text:p>mtrR, ponA, penA, porB</text:p>
          </table:table-cell>
          <table:table-cell office:value-type="string" table:style-name="ce6">
            <text:p>1.7±</text:p>
          </table:table-cell>
          <table:table-cell office:value-type="float" office:value="-0.8" table:style-name="ce6">
            <text:p>-0.8</text:p>
          </table:table-cell>
          <table:table-cell office:value-type="float" office:value="0.8" table:style-name="ce6">
            <text:p>0.8</text:p>
          </table:table-cell>
          <table:table-cell office:value-type="float" office:value="2.9999999999999997E-4" table:style-name="ce6">
            <text:p>0.0003</text:p>
          </table:table-cell>
          <table:table-cell office:value-type="float" office:value="1.6E-2" table:style-name="ce6">
            <text:p>0.016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Ceftriaxone</text:p>
          </table:table-cell>
          <table:table-cell office:value-type="string" table:style-name="ce5">
            <text:p>β-lactam</text:p>
          </table:table-cell>
          <table:table-cell office:value-type="string" table:style-name="ce7">
            <text:p>mtrR, ponA, penA, porB</text:p>
          </table:table-cell>
          <table:table-cell office:value-type="string" table:style-name="ce6">
            <text:p>1.6±</text:p>
          </table:table-cell>
          <table:table-cell office:value-type="float" office:value="-0.6" table:style-name="ce6">
            <text:p>-0.6</text:p>
          </table:table-cell>
          <table:table-cell office:value-type="float" office:value="0.8" table:style-name="ce6">
            <text:p>0.8</text:p>
          </table:table-cell>
          <table:table-cell office:value-type="float" office:value="2.9999999999999997E-4" table:style-name="ce6">
            <text:p>0.0003</text:p>
          </table:table-cell>
          <table:table-cell office:value-type="string" table:style-name="ce6">
            <text:p>&lt;0.002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Ciprofloxacin</text:p>
          </table:table-cell>
          <table:table-cell office:value-type="string" table:style-name="ce5">
            <text:p>Fluoroquinolone</text:p>
          </table:table-cell>
          <table:table-cell office:value-type="string" table:style-name="ce7">
            <text:p>gyrA, parC</text:p>
          </table:table-cell>
          <table:table-cell office:value-type="string" table:style-name="ce6">
            <text:p>1.1±</text:p>
          </table:table-cell>
          <table:table-cell office:value-type="float" office:value="-9" table:style-name="ce6">
            <text:p>-9</text:p>
          </table:table-cell>
          <table:table-cell office:value-type="float" office:value="0.7" table:style-name="ce6">
            <text:p>0.7</text:p>
          </table:table-cell>
          <table:table-cell office:value-type="float" office:value="2E-3" table:style-name="ce6">
            <text:p>0.002</text:p>
          </table:table-cell>
          <table:table-cell office:value-type="string" table:style-name="ce6">
            <text:p>&lt;0.006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Gentamicin<text:s/></text:p>
          </table:table-cell>
          <table:table-cell office:value-type="string" table:style-name="ce5">
            <text:p>Aminoglycoside</text:p>
          </table:table-cell>
          <table:table-cell office:value-type="string" table:style-name="ce5">
            <text:p>unknown</text:p>
          </table:table-cell>
          <table:table-cell office:value-type="string" table:style-name="ce6">
            <text:p>1±</text:p>
          </table:table-cell>
          <table:table-cell office:value-type="float" office:value="-99" table:style-name="ce6">
            <text:p>-99</text:p>
          </table:table-cell>
          <table:table-cell office:value-type="float" office:value="0.9" table:style-name="ce6">
            <text:p>0.9</text:p>
          </table:table-cell>
          <table:table-cell office:value-type="float" office:value="0.2" table:style-name="ce6">
            <text:p>0.2</text:p>
          </table:table-cell>
          <table:table-cell office:value-type="float" office:value="1" table:style-name="ce6">
            <text:p>1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Spectinomycin</text:p>
          </table:table-cell>
          <table:table-cell office:value-type="string" table:style-name="ce8">
            <text:p><text:a xlink:href="http://en.wikipedia.org/wiki/Aminocyclitol">Aminocyclitol</text:a></text:p>
          </table:table-cell>
          <table:table-cell office:value-type="string" table:style-name="ce5">
            <text:p>16S rRNA<text:s/></text:p>
          </table:table-cell>
          <table:table-cell office:value-type="string" table:style-name="ce6">
            <text:p>2±</text:p>
          </table:table-cell>
          <table:table-cell office:value-type="float" office:value="-10" table:style-name="ce6">
            <text:p>-10</text:p>
          </table:table-cell>
          <table:table-cell office:value-type="float" office:value="0.7" table:style-name="ce6">
            <text:p>0.7</text:p>
          </table:table-cell>
          <table:table-cell office:value-type="float" office:value="5" table:style-name="ce6">
            <text:p>5</text:p>
          </table:table-cell>
          <table:table-cell office:value-type="float" office:value="4" table:style-name="ce6">
            <text:p>4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Chloramphenicol</text:p>
          </table:table-cell>
          <table:table-cell office:value-type="string" table:style-name="ce5">
            <text:p>Chloramphenicol</text:p>
          </table:table-cell>
          <table:table-cell office:value-type="string" table:style-name="ce5">
            <text:p>NA</text:p>
          </table:table-cell>
          <table:table-cell office:value-type="string" table:style-name="ce6">
            <text:p>1.8±</text:p>
          </table:table-cell>
          <table:table-cell office:value-type="float" office:value="-0.1" table:style-name="ce6">
            <text:p>-0.1</text:p>
          </table:table-cell>
          <table:table-cell office:value-type="float" office:value="0.7" table:style-name="ce6">
            <text:p>0.7</text:p>
          </table:table-cell>
          <table:table-cell office:value-type="float" office:value="0.47599999999999998" table:style-name="ce6">
            <text:p>0.476</text:p>
          </table:table-cell>
          <table:table-cell office:value-type="float" office:value="0.19" table:style-name="ce6">
            <text:p>0.19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Tetracycline</text:p>
          </table:table-cell>
          <table:table-cell office:value-type="string" table:style-name="ce5">
            <text:p>Tetracycline</text:p>
          </table:table-cell>
          <table:table-cell office:value-type="string" table:style-name="ce7">
            <text:p>tetM, rpsJ</text:p>
          </table:table-cell>
          <table:table-cell office:value-type="string" table:style-name="ce6">
            <text:p>1±</text:p>
          </table:table-cell>
          <table:table-cell office:value-type="float" office:value="-0.2" table:style-name="ce6">
            <text:p>-0.2</text:p>
          </table:table-cell>
          <table:table-cell office:value-type="float" office:value="0.7" table:style-name="ce6">
            <text:p>0.7</text:p>
          </table:table-cell>
          <table:table-cell office:value-type="float" office:value="0.5" table:style-name="ce6">
            <text:p>0.5</text:p>
          </table:table-cell>
          <table:table-cell office:value-type="float" office:value="0.125" table:style-name="ce6">
            <text:p>0.125</text:p>
          </table:table-cell>
          <table:table-cell table:number-columns-repeated="16376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office:value-type="string" table:style-name="ce26">
            <text:p>Antibiotic</text:p>
          </table:table-cell>
          <table:table-cell office:value-type="string" table:style-name="ce26">
            <text:p>Kappa</text:p>
          </table:table-cell>
          <table:table-cell office:value-type="string" table:style-name="ce26">
            <text:p>SD</text:p>
          </table:table-cell>
          <table:table-cell office:value-type="string" table:style-name="ce26">
            <text:p>psi_max</text:p>
          </table:table-cell>
          <table:table-cell office:value-type="string" table:style-name="ce26">
            <text:p>SD</text:p>
          </table:table-cell>
          <table:table-cell office:value-type="string" table:style-name="ce26">
            <text:p>psi_min</text:p>
          </table:table-cell>
          <table:table-cell office:value-type="string" table:style-name="ce26">
            <text:p>SD</text:p>
          </table:table-cell>
          <table:table-cell office:value-type="string" table:style-name="ce26">
            <text:p>zMIC</text:p>
          </table:table-cell>
          <table:table-cell office:value-type="string" table:style-name="ce26">
            <text:p>SD</text:p>
          </table:table-cell>
          <table:table-cell table:number-columns-repeated="16375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27">
            <text:p>azithromycin</text:p>
          </table:table-cell>
          <table:table-cell office:value-type="float" office:value="2.5381559616344367" table:style-name="ce28">
            <text:p>2.538155962</text:p>
          </table:table-cell>
          <table:table-cell office:value-type="float" office:value="0.14927535954381957" table:style-name="ce31">
            <text:p>0.15</text:p>
          </table:table-cell>
          <table:table-cell office:value-type="float" office:value="0.63420639993750183" table:style-name="ce28">
            <text:p>0.6342064</text:p>
          </table:table-cell>
          <table:table-cell office:value-type="float" office:value="5.0080433838088051E-2" table:style-name="ce28">
            <text:p>0.050080434</text:p>
          </table:table-cell>
          <table:table-cell office:value-type="float" office:value="-2.1584200495909016" table:style-name="ce28">
            <text:p>-2.15842005</text:p>
          </table:table-cell>
          <table:table-cell office:value-type="float" office:value="0.12548360737271064" table:style-name="ce28">
            <text:p>0.125483607</text:p>
          </table:table-cell>
          <table:table-cell office:value-type="float" office:value="2.5258998223401632E-2" table:style-name="ce28">
            <text:p>0.025258998</text:p>
          </table:table-cell>
          <table:table-cell office:value-type="float" office:value="2.0389921644828101E-3" table:style-name="ce28">
            <text:p>0.002038992</text:p>
          </table:table-cell>
          <table:table-cell table:number-columns-repeated="16375"/>
        </table:table-row>
        <table:table-row table:style-name="ro2">
          <table:table-cell office:value-type="string" table:style-name="ce27">
            <text:p>ciprofloxacin</text:p>
          </table:table-cell>
          <table:table-cell office:value-type="float" office:value="1.1132554898579197" table:style-name="ce28">
            <text:p>1.11325549</text:p>
          </table:table-cell>
          <table:table-cell office:value-type="float" office:value="0.1034797311155935" table:style-name="ce31">
            <text:p>0.10</text:p>
          </table:table-cell>
          <table:table-cell office:value-type="float" office:value="0.70222805446301717" table:style-name="ce28">
            <text:p>0.702228054</text:p>
          </table:table-cell>
          <table:table-cell office:value-type="float" office:value="0.38702905735555737" table:style-name="ce28">
            <text:p>0.387029057</text:p>
          </table:table-cell>
          <table:table-cell office:value-type="float" office:value="-8.8746305187143122" table:style-name="ce28">
            <text:p>-8.874630519</text:p>
          </table:table-cell>
          <table:table-cell office:value-type="float" office:value="2.1634449955769059" table:style-name="ce28">
            <text:p>2.163444996</text:p>
          </table:table-cell>
          <table:table-cell office:value-type="float" office:value="1.7636546069537545E-3" table:style-name="ce28">
            <text:p>0.001763655</text:p>
          </table:table-cell>
          <table:table-cell office:value-type="float" office:value="6.2617438678968978E-5" table:style-name="ce28">
            <text:p>6.26174E-05</text:p>
          </table:table-cell>
          <table:table-cell table:number-columns-repeated="16375"/>
        </table:table-row>
        <table:table-row table:style-name="ro2">
          <table:table-cell office:value-type="string" table:style-name="ce27">
            <text:p>chloramphenicol</text:p>
          </table:table-cell>
          <table:table-cell office:value-type="float" office:value="1.7884091537636542" table:style-name="ce28">
            <text:p>1.788409154</text:p>
          </table:table-cell>
          <table:table-cell office:value-type="float" office:value="0.35150517360108025" table:style-name="ce31">
            <text:p>0.35</text:p>
          </table:table-cell>
          <table:table-cell office:value-type="float" office:value="0.72889989866232385" table:style-name="ce28">
            <text:p>0.728899899</text:p>
          </table:table-cell>
          <table:table-cell office:value-type="float" office:value="0.16987736078340182" table:style-name="ce28">
            <text:p>0.169877361</text:p>
          </table:table-cell>
          <table:table-cell office:value-type="float" office:value="-0.10591742612031049" table:style-name="ce28">
            <text:p>-0.105917426</text:p>
          </table:table-cell>
          <table:table-cell office:value-type="float" office:value="1.3625114778626582E-2" table:style-name="ce28">
            <text:p>0.013625115</text:p>
          </table:table-cell>
          <table:table-cell office:value-type="float" office:value="0.47644269880376511" table:style-name="ce28">
            <text:p>0.476442699</text:p>
          </table:table-cell>
          <table:table-cell office:value-type="float" office:value="0.14103210762529" table:style-name="ce28">
            <text:p>0.141032108</text:p>
          </table:table-cell>
          <table:table-cell table:number-columns-repeated="16375"/>
        </table:table-row>
        <table:table-row table:style-name="ro2">
          <table:table-cell office:value-type="string" table:style-name="ce27">
            <text:p>tetracycline</text:p>
          </table:table-cell>
          <table:table-cell office:value-type="float" office:value="1.0218447527020802" table:style-name="ce28">
            <text:p>1.021844753</text:p>
          </table:table-cell>
          <table:table-cell office:value-type="float" office:value="0.17056025542223699" table:style-name="ce31">
            <text:p>0.17</text:p>
          </table:table-cell>
          <table:table-cell office:value-type="float" office:value="0.77681126639817499" table:style-name="ce28">
            <text:p>0.776811266</text:p>
          </table:table-cell>
          <table:table-cell office:value-type="float" office:value="7.3681355064996859E-2" table:style-name="ce28">
            <text:p>0.073681355</text:p>
          </table:table-cell>
          <table:table-cell office:value-type="float" office:value="-0.18925244854250128" table:style-name="ce28">
            <text:p>-0.189252449</text:p>
          </table:table-cell>
          <table:table-cell office:value-type="float" office:value="7.9407513773205943E-2" table:style-name="ce28">
            <text:p>0.079407514</text:p>
          </table:table-cell>
          <table:table-cell office:value-type="float" office:value="0.51632920352890743" table:style-name="ce28">
            <text:p>0.516329204</text:p>
          </table:table-cell>
          <table:table-cell office:value-type="float" office:value="0.26926053992891491" table:style-name="ce28">
            <text:p>0.26926054</text:p>
          </table:table-cell>
          <table:table-cell table:number-columns-repeated="16375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27">
            <text:p>penicillin</text:p>
          </table:table-cell>
          <table:table-cell office:value-type="float" office:value="1.0991489800303724" table:style-name="ce28">
            <text:p>1.09914898</text:p>
          </table:table-cell>
          <table:table-cell office:value-type="float" office:value="0.12196962710456068" table:style-name="ce31">
            <text:p>0.12</text:p>
          </table:table-cell>
          <table:table-cell office:value-type="float" office:value="0.90895402050878582" table:style-name="ce28">
            <text:p>0.908954021</text:p>
          </table:table-cell>
          <table:table-cell office:value-type="float" office:value="0.19518412921370315" table:style-name="ce28">
            <text:p>0.195184129</text:p>
          </table:table-cell>
          <table:table-cell office:value-type="float" office:value="-1.6043198557285354" table:style-name="ce28">
            <text:p>-1.604319856</text:p>
          </table:table-cell>
          <table:table-cell office:value-type="float" office:value="0.64379203171812294" table:style-name="ce28">
            <text:p>0.643792032</text:p>
          </table:table-cell>
          <table:table-cell office:value-type="float" office:value="4.1354604983769878E-3" table:style-name="ce28">
            <text:p>0.00413546</text:p>
          </table:table-cell>
          <table:table-cell office:value-type="float" office:value="1.6840981641378324E-3" table:style-name="ce28">
            <text:p>0.001684098</text:p>
          </table:table-cell>
          <table:table-cell table:number-columns-repeated="16375"/>
        </table:table-row>
        <table:table-row table:style-name="ro2">
          <table:table-cell office:value-type="string" table:style-name="ce27">
            <text:p>cefixime</text:p>
          </table:table-cell>
          <table:table-cell office:value-type="float" office:value="1.7443670045779252" table:style-name="ce28">
            <text:p>1.744367005</text:p>
          </table:table-cell>
          <table:table-cell office:value-type="float" office:value="0.46216017554146011" table:style-name="ce31">
            <text:p>0.46</text:p>
          </table:table-cell>
          <table:table-cell office:value-type="float" office:value="0.82108463947966737" table:style-name="ce28">
            <text:p>0.821084639</text:p>
          </table:table-cell>
          <table:table-cell office:value-type="float" office:value="9.7701741636592676E-2" table:style-name="ce28">
            <text:p>0.097701742</text:p>
          </table:table-cell>
          <table:table-cell office:value-type="float" office:value="-0.7562658206423466" table:style-name="ce28">
            <text:p>-0.756265821</text:p>
          </table:table-cell>
          <table:table-cell office:value-type="float" office:value="0.16405914853394507" table:style-name="ce28">
            <text:p>0.164059149</text:p>
          </table:table-cell>
          <table:table-cell office:value-type="float" office:value="2.4761560557795038E-4" table:style-name="ce28">
            <text:p>0.000247616</text:p>
          </table:table-cell>
          <table:table-cell office:value-type="float" office:value="2.1189812995840295E-4" table:style-name="ce28">
            <text:p>0.000211898</text:p>
          </table:table-cell>
          <table:table-cell table:number-columns-repeated="16375"/>
        </table:table-row>
        <table:table-row table:style-name="ro2">
          <table:table-cell office:value-type="string" table:style-name="ce27">
            <text:p>ceftriaxone</text:p>
          </table:table-cell>
          <table:table-cell office:value-type="float" office:value="1.6355919149121698" table:style-name="ce28">
            <text:p>1.635591915</text:p>
          </table:table-cell>
          <table:table-cell office:value-type="float" office:value="8.1590209768650335E-2" table:style-name="ce31">
            <text:p>0.08</text:p>
          </table:table-cell>
          <table:table-cell office:value-type="float" office:value="0.75257338250114147" table:style-name="ce28">
            <text:p>0.752573383</text:p>
          </table:table-cell>
          <table:table-cell office:value-type="float" office:value="6.8403055295996287E-2" table:style-name="ce28">
            <text:p>0.068403055</text:p>
          </table:table-cell>
          <table:table-cell office:value-type="float" office:value="-0.60090830954813179" table:style-name="ce28">
            <text:p>-0.60090831</text:p>
          </table:table-cell>
          <table:table-cell office:value-type="float" office:value="0.20355992588459859" table:style-name="ce28">
            <text:p>0.203559926</text:p>
          </table:table-cell>
          <table:table-cell office:value-type="float" office:value="3.1070569912747449E-4" table:style-name="ce28">
            <text:p>0.000310706</text:p>
          </table:table-cell>
          <table:table-cell office:value-type="float" office:value="1.2779000105556991E-4" table:style-name="ce28">
            <text:p>0.00012779</text:p>
          </table:table-cell>
          <table:table-cell table:number-columns-repeated="16375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27">
            <text:p>gentamycin</text:p>
          </table:table-cell>
          <table:table-cell office:value-type="float" office:value="0.99533555779787442" table:style-name="ce28">
            <text:p>0.995335558</text:p>
          </table:table-cell>
          <table:table-cell office:value-type="float" office:value="0.2462792184633486" table:style-name="ce31">
            <text:p>0.25</text:p>
          </table:table-cell>
          <table:table-cell office:value-type="float" office:value="0.91019986869073122" table:style-name="ce28">
            <text:p>0.910199869</text:p>
          </table:table-cell>
          <table:table-cell office:value-type="float" office:value="6.7440228144557871E-2" table:style-name="ce28">
            <text:p>0.067440228</text:p>
          </table:table-cell>
          <table:table-cell office:value-type="float" office:value="-107.37982406045859" table:style-name="ce28">
            <text:p>-107.3798241</text:p>
          </table:table-cell>
          <table:table-cell office:value-type="float" office:value="140.60782340410861" table:style-name="ce28">
            <text:p>140.6078234</text:p>
          </table:table-cell>
          <table:table-cell office:value-type="float" office:value="0.18196955018862809" table:style-name="ce28">
            <text:p>0.18196955</text:p>
          </table:table-cell>
          <table:table-cell office:value-type="float" office:value="4.2061151426120554E-2" table:style-name="ce28">
            <text:p>0.042061151</text:p>
          </table:table-cell>
          <table:table-cell table:number-columns-repeated="16375"/>
        </table:table-row>
        <table:table-row table:style-name="ro2">
          <table:table-cell office:value-type="string" table:style-name="ce27">
            <text:p>spectinomycin</text:p>
          </table:table-cell>
          <table:table-cell office:value-type="float" office:value="2.0125857849435498" table:style-name="ce28">
            <text:p>2.012585785</text:p>
          </table:table-cell>
          <table:table-cell office:value-type="float" office:value="0.56420549831594868" table:style-name="ce31">
            <text:p>0.56</text:p>
          </table:table-cell>
          <table:table-cell office:value-type="float" office:value="0.73368323171467764" table:style-name="ce28">
            <text:p>0.733683232</text:p>
          </table:table-cell>
          <table:table-cell office:value-type="float" office:value="3.0678628840050494E-2" table:style-name="ce28">
            <text:p>0.030678629</text:p>
          </table:table-cell>
          <table:table-cell office:value-type="float" office:value="-9.6165751899124245" table:style-name="ce28">
            <text:p>-9.61657519</text:p>
          </table:table-cell>
          <table:table-cell office:value-type="float" office:value="0.96118041076321381" table:style-name="ce28">
            <text:p>0.961180411</text:p>
          </table:table-cell>
          <table:table-cell office:value-type="float" office:value="5.1643922916676805" table:style-name="ce28">
            <text:p>5.164392292</text:p>
          </table:table-cell>
          <table:table-cell office:value-type="float" office:value="0.67993342948472624" table:style-name="ce28">
            <text:p>0.679933429</text:p>
          </table:table-cell>
          <table:table-cell table:number-columns-repeated="16375"/>
        </table:table-row>
        <table:table-row table:number-rows-repeated="1048543" table:style-name="ro2">
          <table:table-cell table:number-columns-repeated="16384"/>
        </table:table-row>
      </table:table>
      <table:table table:name="Sheet2" table:style-name="ta2">
        <table:table-column table:style-name="co10" table:default-cell-style-name="ce1"/>
        <table:table-column table:style-name="co9" table:number-columns-repeated="16383" table:default-cell-style-name="ce1"/>
        <table:table-row table:style-name="ro2">
          <table:table-cell office:value-type="string" table:number-columns-spanned="1" table:number-rows-spanned="2" table:style-name="ce32">
            <text:p>Antimicrobial</text:p>
          </table:table-cell>
          <table:table-cell office:value-type="string" table:style-name="ce2">
            <text:p>Antimicrobial<text:s/></text:p>
          </table:table-cell>
          <table:table-cell office:value-type="string" table:style-name="ce2">
            <text:p>Resistance<text:s/></text:p>
          </table:table-cell>
          <table:table-cell office:value-type="string" table:number-columns-spanned="1" table:number-rows-spanned="2" table:style-name="ce33">
            <text:p>Kappa</text:p>
          </table:table-cell>
          <table:table-cell office:value-type="string" table:number-columns-spanned="1" table:number-rows-spanned="2" table:style-name="ce33">
            <text:p>Psi_min</text:p>
          </table:table-cell>
          <table:table-cell office:value-type="string" table:number-columns-spanned="1" table:number-rows-spanned="2" table:style-name="ce33">
            <text:p>psi_max</text:p>
          </table:table-cell>
          <table:table-cell office:value-type="string" table:number-columns-spanned="1" table:number-rows-spanned="2" table:style-name="ce33">
            <text:p>zMIC</text:p>
          </table:table-cell>
          <table:table-cell office:value-type="string" table:number-columns-spanned="1" table:number-rows-spanned="2" table:style-name="ce33">
            <text:p>MIC<text:s/>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3">
            <text:p>class</text:p>
          </table:table-cell>
          <table:table-cell office:value-type="string" table:style-name="ce3">
            <text:p>determinants/genes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2">
          <table:table-cell office:value-type="string" table:number-columns-spanned="1" table:number-rows-spanned="2" table:style-name="ce15">
            <text:p>Azithromycin</text:p>
          </table:table-cell>
          <table:table-cell office:value-type="string" table:number-columns-spanned="1" table:number-rows-spanned="2" table:style-name="ce15">
            <text:p>Macrolide</text:p>
          </table:table-cell>
          <table:table-cell office:value-type="string" table:number-columns-spanned="1" table:number-rows-spanned="2" table:style-name="ce15">
            <text:p>23S rRNA,<text:s/><text:span text:style-name="T2">mtrR</text:span>,<text:s/><text:span text:style-name="T2">erm, …</text:span><text:s text:c="2"/></text:p>
          </table:table-cell>
          <table:table-cell office:value-type="string" table:number-columns-spanned="1" table:number-rows-spanned="2" table:style-name="ce17">
            <text:p>2.5 (1.5;3.5)</text:p>
          </table:table-cell>
          <table:table-cell office:value-type="float" office:value="-2" table:style-name="ce6">
            <text:p>-2</text:p>
          </table:table-cell>
          <table:table-cell office:value-type="string" table:number-columns-spanned="1" table:number-rows-spanned="2" table:style-name="ce17">
            <text:p>0.6 (0.5;0.7)</text:p>
          </table:table-cell>
          <table:table-cell office:value-type="float" office:value="0.3" table:style-name="ce6">
            <text:p>0.3</text:p>
          </table:table-cell>
          <table:table-cell office:value-type="float" office:value="0.19" table:number-columns-spanned="1" table:number-rows-spanned="2" table:style-name="ce17">
            <text:p>0.19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(-2;2)</text:p>
          </table:table-cell>
          <table:covered-table-cell/>
          <table:table-cell office:value-type="string" table:style-name="ce6">
            <text:p>(0.2-0.3)</text:p>
          </table:table-cell>
          <table:covered-table-cell/>
          <table:table-cell table:number-columns-repeated="16376"/>
        </table:table-row>
        <table:table-row table:style-name="ro2">
          <table:table-cell office:value-type="string" table:number-columns-spanned="1" table:number-rows-spanned="2" table:style-name="ce14">
            <text:p>Cefixime</text:p>
          </table:table-cell>
          <table:table-cell office:value-type="string" table:number-columns-spanned="1" table:number-rows-spanned="2" table:style-name="ce14">
            <text:p>β-lactam</text:p>
          </table:table-cell>
          <table:table-cell office:value-type="string" table:number-columns-spanned="1" table:number-rows-spanned="2" table:style-name="ce18">
            <text:p>mtrR, ponA, penA, porB</text:p>
          </table:table-cell>
          <table:table-cell office:value-type="string" table:number-columns-spanned="1" table:number-rows-spanned="2" table:style-name="ce16">
            <text:p>1.7 (1;2.4)</text:p>
          </table:table-cell>
          <table:table-cell office:value-type="float" office:value="-0.8" table:style-name="ce6">
            <text:p>-0.8</text:p>
          </table:table-cell>
          <table:table-cell office:value-type="string" table:number-columns-spanned="1" table:number-rows-spanned="2" table:style-name="ce16">
            <text:p>0.8 (0.6;1)</text:p>
          </table:table-cell>
          <table:table-cell office:value-type="string" table:number-columns-spanned="1" table:number-rows-spanned="2" table:style-name="ce16">
            <text:p>0.0003 (0.0002;0.0004)</text:p>
          </table:table-cell>
          <table:table-cell office:value-type="float" office:value="1.6E-2" table:number-columns-spanned="1" table:number-rows-spanned="2" table:style-name="ce16">
            <text:p>0.016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(-0.9;0.7)</text:p>
          </table:table-cell>
          <table:covered-table-cell/>
          <table:covered-table-cell/>
          <table:covered-table-cell/>
          <table:table-cell table:number-columns-repeated="16376"/>
        </table:table-row>
        <table:table-row table:style-name="ro2">
          <table:table-cell office:value-type="string" table:style-name="ce5">
            <text:p>Ceftriaxone</text:p>
          </table:table-cell>
          <table:table-cell office:value-type="string" table:style-name="ce5">
            <text:p>β-lactam</text:p>
          </table:table-cell>
          <table:table-cell office:value-type="string" table:style-name="ce7">
            <text:p>mtrR, ponA, penA, porB</text:p>
          </table:table-cell>
          <table:table-cell office:value-type="string" table:style-name="ce6">
            <text:p>1.6 (0.9;2.3)</text:p>
          </table:table-cell>
          <table:table-cell office:value-type="string" table:style-name="ce6">
            <text:p>-0.6 (-0.7;-0.5)</text:p>
          </table:table-cell>
          <table:table-cell office:value-type="string" table:style-name="ce6">
            <text:p>0.8 (0.7;0.8)</text:p>
          </table:table-cell>
          <table:table-cell office:value-type="string" table:style-name="ce6">
            <text:p>0.0003 (0.0002;0.0004)</text:p>
          </table:table-cell>
          <table:table-cell office:value-type="string" table:style-name="ce6">
            <text:p>&lt;0.002</text:p>
          </table:table-cell>
          <table:table-cell table:number-columns-repeated="16376"/>
        </table:table-row>
        <table:table-row table:style-name="ro2">
          <table:table-cell office:value-type="string" table:number-columns-spanned="1" table:number-rows-spanned="2" table:style-name="ce14">
            <text:p>Chloramphenicol</text:p>
          </table:table-cell>
          <table:table-cell office:value-type="string" table:number-columns-spanned="1" table:number-rows-spanned="2" table:style-name="ce14">
            <text:p>Chloramphenicol</text:p>
          </table:table-cell>
          <table:table-cell office:value-type="string" table:number-columns-spanned="1" table:number-rows-spanned="2" table:style-name="ce14">
            <text:p>NA</text:p>
          </table:table-cell>
          <table:table-cell office:value-type="string" table:number-columns-spanned="1" table:number-rows-spanned="2" table:style-name="ce16">
            <text:p>1.8 (1.3;2.3)</text:p>
          </table:table-cell>
          <table:table-cell office:value-type="string" table:number-columns-spanned="1" table:number-rows-spanned="2" table:style-name="ce16">
            <text:p>-0.1 (-0.2;-0.1)</text:p>
          </table:table-cell>
          <table:table-cell office:value-type="string" table:number-columns-spanned="1" table:number-rows-spanned="2" table:style-name="ce16">
            <text:p>0.7 (0.7;0.8)</text:p>
          </table:table-cell>
          <table:table-cell office:value-type="float" office:value="0.47599999999999998" table:style-name="ce6">
            <text:p>0.476</text:p>
          </table:table-cell>
          <table:table-cell office:value-type="float" office:value="0.19" table:number-columns-spanned="1" table:number-rows-spanned="2" table:style-name="ce16">
            <text:p>0.19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(0.3;0.7)</text:p>
          </table:table-cell>
          <table:covered-table-cell/>
          <table:table-cell table:number-columns-repeated="16376"/>
        </table:table-row>
        <table:table-row table:style-name="ro2">
          <table:table-cell office:value-type="string" table:number-columns-spanned="1" table:number-rows-spanned="2" table:style-name="ce14">
            <text:p>Ciprofloxacin</text:p>
          </table:table-cell>
          <table:table-cell office:value-type="string" table:number-columns-spanned="1" table:number-rows-spanned="2" table:style-name="ce14">
            <text:p>Fluoroquinolone</text:p>
          </table:table-cell>
          <table:table-cell office:value-type="string" table:number-columns-spanned="1" table:number-rows-spanned="2" table:style-name="ce18">
            <text:p>gyrA, parC</text:p>
          </table:table-cell>
          <table:table-cell office:value-type="string" table:number-columns-spanned="1" table:number-rows-spanned="2" table:style-name="ce16">
            <text:p>1.1 (0.8;1.5)</text:p>
          </table:table-cell>
          <table:table-cell office:value-type="float" office:value="-9" table:style-name="ce6">
            <text:p>-9</text:p>
          </table:table-cell>
          <table:table-cell office:value-type="string" table:number-columns-spanned="1" table:number-rows-spanned="2" table:style-name="ce16">
            <text:p>0.7 (0.3;1)</text:p>
          </table:table-cell>
          <table:table-cell office:value-type="string" table:number-columns-spanned="1" table:number-rows-spanned="2" table:style-name="ce16">
            <text:p>0.002 (0.0007;0.003)</text:p>
          </table:table-cell>
          <table:table-cell office:value-type="string" table:number-columns-spanned="1" table:number-rows-spanned="2" table:style-name="ce16">
            <text:p>&lt;0.006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(10;8)</text:p>
          </table:table-cell>
          <table:covered-table-cell/>
          <table:covered-table-cell/>
          <table:covered-table-cell/>
          <table:table-cell table:number-columns-repeated="16376"/>
        </table:table-row>
        <table:table-row table:style-name="ro2">
          <table:table-cell office:value-type="string" table:number-columns-spanned="1" table:number-rows-spanned="2" table:style-name="ce14">
            <text:p>Gentamicin<text:s/></text:p>
          </table:table-cell>
          <table:table-cell office:value-type="string" table:number-columns-spanned="1" table:number-rows-spanned="2" table:style-name="ce14">
            <text:p>Aminoglycoside</text:p>
          </table:table-cell>
          <table:table-cell office:value-type="string" table:number-columns-spanned="1" table:number-rows-spanned="2" table:style-name="ce14">
            <text:p>NA</text:p>
          </table:table-cell>
          <table:table-cell office:value-type="string" table:number-columns-spanned="1" table:number-rows-spanned="2" table:style-name="ce16">
            <text:p>1 (0.7;1.3)</text:p>
          </table:table-cell>
          <table:table-cell office:value-type="string" table:number-columns-spanned="1" table:number-rows-spanned="2" table:style-name="ce16">
            <text:p>-99 (-571;373)</text:p>
          </table:table-cell>
          <table:table-cell office:value-type="string" table:number-columns-spanned="1" table:number-rows-spanned="2" table:style-name="ce16">
            <text:p>0.9 (0.6;1)</text:p>
          </table:table-cell>
          <table:table-cell office:value-type="float" office:value="0.2" table:style-name="ce6">
            <text:p>0.2</text:p>
          </table:table-cell>
          <table:table-cell office:value-type="float" office:value="1" table:number-columns-spanned="1" table:number-rows-spanned="2" table:style-name="ce16">
            <text:p>1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(-0.3;0.7)</text:p>
          </table:table-cell>
          <table:covered-table-cell/>
          <table:table-cell table:number-columns-repeated="16376"/>
        </table:table-row>
        <table:table-row table:style-name="ro2">
          <table:table-cell office:value-type="string" table:number-columns-spanned="1" table:number-rows-spanned="2" table:style-name="ce14">
            <text:p>Benzylpenicillin</text:p>
          </table:table-cell>
          <table:table-cell office:value-type="string" table:number-columns-spanned="1" table:number-rows-spanned="2" table:style-name="ce19">
            <text:p><text:a xlink:href="http://en.wikipedia.org/wiki/Beta-lactam_antibiotic">β-lactam<text:s/></text:a></text:p>
          </table:table-cell>
          <table:table-cell office:value-type="string" table:style-name="ce7">
            <text:p>penA, mtrR, penB, ponA,<text:s/></text:p>
          </table:table-cell>
          <table:table-cell office:value-type="string" table:number-columns-spanned="1" table:number-rows-spanned="2" table:style-name="ce16">
            <text:p>1.1 (0.8;1.4)</text:p>
          </table:table-cell>
          <table:table-cell office:value-type="float" office:value="-2" table:style-name="ce6">
            <text:p>-2</text:p>
          </table:table-cell>
          <table:table-cell office:value-type="string" table:number-columns-spanned="1" table:number-rows-spanned="2" table:style-name="ce16">
            <text:p>0.9 (0.7;1)</text:p>
          </table:table-cell>
          <table:table-cell office:value-type="float" office:value="4.0000000000000001E-3" table:style-name="ce6">
            <text:p>0.004</text:p>
          </table:table-cell>
          <table:table-cell office:value-type="float" office:value="3.2000000000000001E-2" table:number-columns-spanned="1" table:number-rows-spanned="2" table:style-name="ce16">
            <text:p>0.032</text:p>
          </table:table-cell>
          <table:table-cell table:number-columns-repeated="16376"/>
        </table:table-row>
        <table:table-row table:style-name="ro2">
          <table:covered-table-cell/>
          <table:covered-table-cell/>
          <table:table-cell office:value-type="string" table:style-name="ce7">
            <text:p>bla<text:span text:style-name="T3">Tem-135</text:span>, bla<text:span text:style-name="T3">Tem-1</text:span></text:p>
          </table:table-cell>
          <table:covered-table-cell/>
          <table:table-cell office:value-type="string" table:style-name="ce6">
            <text:p>(-2;-1)</text:p>
          </table:table-cell>
          <table:covered-table-cell/>
          <table:table-cell office:value-type="string" table:style-name="ce6">
            <text:p>(0.003-0.006)</text:p>
          </table:table-cell>
          <table:covered-table-cell/>
          <table:table-cell table:number-columns-repeated="16376"/>
        </table:table-row>
        <table:table-row table:style-name="ro2">
          <table:table-cell office:value-type="string" table:number-columns-spanned="1" table:number-rows-spanned="2" table:style-name="ce14">
            <text:p>Spectinomycin</text:p>
          </table:table-cell>
          <table:table-cell office:value-type="string" table:number-columns-spanned="1" table:number-rows-spanned="2" table:style-name="ce19">
            <text:p><text:a xlink:href="http://en.wikipedia.org/wiki/Aminocyclitol">Aminocyclitol</text:a></text:p>
          </table:table-cell>
          <table:table-cell office:value-type="string" table:number-columns-spanned="1" table:number-rows-spanned="2" table:style-name="ce14">
            <text:p>16S rRNA<text:s/></text:p>
          </table:table-cell>
          <table:table-cell office:value-type="float" office:value="2" table:style-name="ce6">
            <text:p>2</text:p>
          </table:table-cell>
          <table:table-cell office:value-type="float" office:value="-10" table:style-name="ce6">
            <text:p>-10</text:p>
          </table:table-cell>
          <table:table-cell office:value-type="string" table:number-columns-spanned="1" table:number-rows-spanned="2" table:style-name="ce16">
            <text:p>0.7 (0.5;1)</text:p>
          </table:table-cell>
          <table:table-cell office:value-type="float" office:value="5" table:style-name="ce6">
            <text:p>5</text:p>
          </table:table-cell>
          <table:table-cell office:value-type="float" office:value="4" table:number-columns-spanned="1" table:number-rows-spanned="2" table:style-name="ce16">
            <text:p>4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table-cell office:value-type="string" table:style-name="ce6">
            <text:p>(1.7-;2.4)</text:p>
          </table:table-cell>
          <table:table-cell office:value-type="string" table:style-name="ce6">
            <text:p>(-10;-9)</text:p>
          </table:table-cell>
          <table:covered-table-cell/>
          <table:table-cell office:value-type="string" table:style-name="ce6">
            <text:p>(4-6)</text:p>
          </table:table-cell>
          <table:covered-table-cell/>
          <table:table-cell table:number-columns-repeated="16376"/>
        </table:table-row>
        <table:table-row table:style-name="ro2">
          <table:table-cell office:value-type="string" table:number-columns-spanned="1" table:number-rows-spanned="2" table:style-name="ce14">
            <text:p>Tetracycline</text:p>
          </table:table-cell>
          <table:table-cell office:value-type="string" table:number-columns-spanned="1" table:number-rows-spanned="2" table:style-name="ce14">
            <text:p>Tetracycline</text:p>
          </table:table-cell>
          <table:table-cell office:value-type="string" table:number-columns-spanned="1" table:number-rows-spanned="2" table:style-name="ce18">
            <text:p>tetM, rpsJ</text:p>
          </table:table-cell>
          <table:table-cell office:value-type="string" table:number-columns-spanned="1" table:number-rows-spanned="2" table:style-name="ce16">
            <text:p>1 (0.8;1.3)</text:p>
          </table:table-cell>
          <table:table-cell office:value-type="float" office:value="-0.2" table:style-name="ce6">
            <text:p>-0.2</text:p>
          </table:table-cell>
          <table:table-cell office:value-type="string" table:number-columns-spanned="1" table:number-rows-spanned="2" table:style-name="ce16">
            <text:p>0.7 (0.7;0.8)</text:p>
          </table:table-cell>
          <table:table-cell office:value-type="float" office:value="0.5" table:style-name="ce6">
            <text:p>0.5</text:p>
          </table:table-cell>
          <table:table-cell office:value-type="float" office:value="0.125" table:number-columns-spanned="1" table:number-rows-spanned="2" table:style-name="ce16">
            <text:p>0.125</text:p>
          </table:table-cell>
          <table:table-cell table:number-columns-repeated="16376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9">
            <text:p>(-0.3;-0.1)</text:p>
          </table:table-cell>
          <table:covered-table-cell/>
          <table:table-cell office:value-type="string" table:style-name="ce9">
            <text:p>(0.1-0.9)</text:p>
          </table:table-cell>
          <table:covered-table-cell/>
          <table:table-cell table:number-columns-repeated="16376"/>
        </table:table-row>
        <table:table-row table:number-rows-repeated="1048557" table:style-name="ro2">
          <table:table-cell table:number-columns-repeated="16384"/>
        </table:table-row>
      </table:table>
      <table:database-ranges>
        <table:database-range table:target-range-address="Sheet1.A1:Sheet1.H12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XLConnect.Header" style:family="table-cell" style:data-style-name="N0">
      <style:table-cell-properties style:vertical-align="automatic" fo:wrap-option="wrap" fo:background-color="#C0C0C0"/>
      <style:text-properties fo:color="#000000"/>
    </style:style>
    <style:style style:name="XLConnect.Numeric" style:family="table-cell" style:data-style-name="N0">
      <style:table-cell-properties style:vertical-align="automatic" fo:wrap-option="wrap" fo:background-color="transparent"/>
      <style:text-properties fo:color="#000000"/>
    </style:style>
    <style:style style:name="XLConnect.String" style:family="table-cell" style:data-style-name="N0">
      <style:table-cell-properties style:vertical-align="automatic" fo:wrap-option="wrap" fo:background-color="transparent"/>
      <style:text-properties fo:color="#00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unny</meta:initial-creator>
    <dc:creator>sunny</dc:creator>
    <meta:creation-date>2015-06-09T10:30:17Z</meta:creation-date>
    <dc:date>2015-06-09T11:43:53Z</dc:date>
  </office:meta>
</office:document-meta>
</file>